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02206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weitere Objekte (Spielfiguren) auf die Gui mit neuen Elementen erweiter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lfeldarray erzeugen und Felder beleg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Objektzeiger an Methode übergeben (sowohl Zeiger auf Objekte einer Klasse und zeiger auf Objekte der Klasse sf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utton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uslagerung von sf Objekten aus der GUI in die jeweilige Klass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okosnus von links nach rechts fliegen la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Methoden erstellt, über diese ein ein jeweiliges Image für die Gui erzeugt wird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uslagerung der erstellung von sf Objekten in die Konstruktoren der jeweiligen Kla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10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Bidirektionale Assoziation über mehrere Klassen -&gt; Gegenseitige Objektaufruf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FML Installationsfehler wurde nun bei allen Gruppenmitgliedern gelöst.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akefile funktioniert noch nicht so wie beabsichtigt. → Tutorials dazu anschau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Bidirektionale Assoziation über mehrere Klassen -&gt; Gegenseitige Objektaufruf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l Algorithmus programmier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Button erzeugen und einbind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liegende Kokusnüss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fled nicht über array verwalten sondern bei Gui auf Kollision überprüf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 schreiben um zu überprüfen ob Objekt beim nächsten Zug aus der Oberfläche verschwinde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610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6-10T00:00:00" table:style-name="ce10">
            <text:p>10.6.22</text:p>
          </table:table-cell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Methode für Randomzahlen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Methode für Zufallsposition pr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Assotiationen zwischen den Klassen imple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Über SFML als Graphische Oberfläche infor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Testoberfläche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ehlerbehebung um das Programm testweise starten zu könn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4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Fehlermeldungen gegoogled und beho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.cpp Dateien kompiliert und weitere Errorcodes beho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Über den This Zeiger informier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.h Dateien der Subklassen korrigier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stellung von dynamischen statt statischen Objekt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Hauptspielfigur erstellt (Gimp)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ste Testversion zur Steuerung der Hauptspielfigur via Tastatur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2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11">
            <text:p>Erfolg:</text:p>
          </table:table-cell>
          <table:table-cell office:value-type="string" table:style-name="ce1">
            <text:p>Alle aktuellen Fehler behoben → Kompilierung</text:p>
          </table:table-cell>
          <table:table-cell table:number-columns-repeated="3" table:style-name="ce1"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office:value-type="string" table:style-name="ce1">
            <text:p>Erster Programmstart mit Demo-Gui</text:p>
          </table:table-cell>
          <table:table-cell table:number-columns-repeated="3" table:style-name="ce1"/>
          <table:table-cell table:style-name="ce9"/>
          <table:table-cell table:number-columns-repeated="16378"/>
        </table:table-row>
        <table:table-row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ror: Impliziete-Deklaration vom Gui-Konstruktor → Konstruktor in Gui.h Datei vergess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ror: Undefined Reference to … → Vermutung Make File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ehler beim Testen der Steuerung, aufgrund falscher Datentyp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Über Makefile informieren und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pieler auf der Gui erstel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Finale Steuerung des Spielers impleme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nsicherheit über Assotiationen und Aggrekationen (Informieren)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Start und Ziel, sowie Sperre imple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5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5-20T00:00:00" table:style-name="ce10">
            <text:p>20.5.22</text:p>
          </table:table-cell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Spielkonzepterstellung und eigene Features eingebau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ML Klassendiagramm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In Git einarbeit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inarbeitung in Vererbung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Erstellung der benötigtten Objekte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ommentieren der Methoden und Variab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Tutorials zu C++ anschau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3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Git Repository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lassendiagramm gezeichne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CPP und H Dateien angeleg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lassen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Variablen und Methoden angeleg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Vererbungshierarchie erstell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Komment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5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Vererbung hat Probleme gemacht. --&gt; Googl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nwissenheit in Objektorientiertem pogrammier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Unwissenheit über benötigte Klassen und Method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Teilweise, hat es sehr lange gedauert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8">
            <text:p>Wir haben alle Ziele erreicht, auch wenn sie durch viel unwissenheit lange gedauert haben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8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4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Ziel des heutigen Termins: (was möchten wir erreichen?)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Wie sind wir vorgegangen? Was haben wir gemacht (technisch)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2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Reflexion: Traten Probleme auf? Welche? Wie lösen wir diese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1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5">
            <text:p>Wie machen wir weiter?</text:p>
          </table:table-cell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" table:style-name="ro2">
          <table:table-cell table:style-name="ce8"/>
          <table:table-cell table:number-columns-repeated="4" table:style-name="ce1"/>
          <table:table-cell table:style-name="ce9"/>
          <table:table-cell table:number-columns-repeated="16378"/>
        </table:table-row>
        <table:table-row table:style-name="ro2">
          <table:table-cell table:style-name="ce5"/>
          <table:table-cell table:number-columns-repeated="4" table:style-name="ce6"/>
          <table:table-cell table:style-name="ce7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henri</dc:creator>
    <meta:creation-date>2022-05-14T13:23:04Z</meta:creation-date>
    <dc:date>2022-06-29T10:00:39Z</dc:date>
    <meta:print-date>2022-06-16T08:03:01Z</meta:print-date>
    <meta:editing-cycles>41</meta:editing-cycles>
    <meta:editing-duration>PT0S</meta:editing-duration>
  </office:meta>
</office:document-meta>
</file>